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lwg Typist"/>
    </style:style>
    <style:style style:name="T6" style:family="text">
      <style:text-properties style:font-name="Tlwg Typist" style:text-underline-style="none" fo:font-weight="normal" style:font-weight-asian="normal" style:font-weight-complex="normal"/>
    </style:style>
    <style:style style:name="T7" style:family="text">
      <style:text-properties style:font-name="Times New Roman"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P4</text:p>
      <text:p text:style-name="P5">Software Básico</text:p>
      <text:p text:style-name="P8"/>
      <text:p text:style-name="P7">Pedro Araujo Pires<text:tab/><text:span text:style-name="T1"><text:tab/><text:tab/><text:tab/><text:tab/><text:tab/><text:tab/><text:tab/><text:tab/><text:tab/></text:span>03/07/2011</text:p>
      <text:p text:style-name="P3"/>
      <text:p text:style-name="P3"/>
      <text:p text:style-name="P6">Introdução</text:p>
      <text:p text:style-name="P1"/>
      <text:p text:style-name="P1"><text:tab/>Neste trabalho foi desenvolvido um editor de ligação para módulos de programas feitos para <text:s/>a máquina virtual desenvolvida na trabalho prático 1. O editor de ligação recebe vários módulos, gerados pelo montador, e combina todos eles em um executável para a máquina virtual.</text:p>
      <text:p text:style-name="P1"/>
      <text:p text:style-name="P6">Implementação</text:p>
      <text:p text:style-name="P1"/>
      <text:p text:style-name="P1"><text:tab/>Para implementar o editor de ligação, foi utilizada uma estratégia similar à descrita no livro texto da disciplina: ele primeiro junta os arquivos em um único espaço de endereçamento, calcula as novas posições de memória que os símbolos de cada módulo referenciam, e escreve um um arquivo o programa executável, com as referências corretas à memória.</text:p>
      <text:p text:style-name="P1"><text:tab/>Para que seja possível executar esses passos, o montador implementado no trabalho prático 2 teve de ser modificado. Quando a tradução é feita, o módulo gerado contém informações adicionais a serem usadas pelo editor de ligação. Esse informações são o total de linhas de código no módulo, e a tabela de símbolos do módulo. Além disso, quando há uma referência a um símbolo desconhecido, esse símbolo é mantido no código.</text:p>
      <text:p text:style-name="P1"><text:tab/>Quando o editor de ligação é executado, primeiramente é montado um <text:span text:style-name="T3">array</text:span><text:span text:style-name="T4"> com os nomes dos módulos a serem </text:span><text:span text:style-name="T3">linkados</text:span><text:span text:style-name="T4">. Esse </text:span><text:span text:style-name="T3">array</text:span><text:span text:style-name="T4"> determina a ordem em que os módulos serão traduzidos para o programa executável. O módulo com o código do início do programa sempre ocupa a primeira posição do </text:span><text:span text:style-name="T3">array</text:span><text:span text:style-name="T4">. Os outros módulos ocupam as posições de acordo com a ordem em que eles foram informados na chamada do editor de ligação. Essa parte corresponde à fase de alocação, descrita no livro.</text:span></text:p>
      <text:p text:style-name="P1"><text:span text:style-name="T4"><text:tab/>Os arquivos são lidos na ordem do </text:span><text:span text:style-name="T3">array</text:span><text:span text:style-name="T4">, e é contruída uma tabela de símbolos geral, que contém todos os símbolos declarados em todos os módulos. A tabela de símbolos e o tamanho de cada módulo são usados para isso. Se todos os módulos fossem combinados em um arquivo único, essa seria a tabela de símbolos gerada pelo montador. Essa parte do processo corresponde à fase de ligação.</text:span></text:p>
      <text:p text:style-name="P9"><text:tab/>A última parte do processo consiste em criar o arquivo com o programa executável. Para fazer isso, os módulos são lidos em sequência (ignorando as informações adicionais geradas pelo montador), e as instruções lidas são escritas no arquivo de saída. Quando uma referência externa é encontrada, a tabela de símbolos é consultada, e a posição correta de memória é escrita no arquivo. Para fazer isso, é usada uma estratégia similar à do montador: é mantido um contador de instruções (ILC), e esse contador é usado para o cálculo da posição correta de memória. Essa parte corresponde à fase de relocação, descrita no livro.</text:p>
      <text:p text:style-name="P1"/>
      <text:p text:style-name="P6">Execução</text:p>
      <text:p text:style-name="P1"/>
      <text:p text:style-name="P3"><text:span text:style-name="T2"><text:tab/>Para compilar o programa, deve-se usar o comando </text:span><text:span text:style-name="T6">make</text:span><text:span text:style-name="T2">, dentro da pasta com o código fonte. Ele irá gerar um executável, que recebe pelo menos dois argumentos</text:span><text:span text:style-name="T7">: </text:span><text:span text:style-name="T6">-m</text:span><text:span text:style-name="T7"> e </text:span><text:span text:style-name="T6">-o</text:span><text:span text:style-name="T7">, que indicam o módulo que contém o início do programa, e o nome do arquivo executável a ser gerado. Além dessas opções, também devem ser informados os nomes de todos os módulos a serem processados peloo editor de </text:span><text:soft-page-break/><text:span text:style-name="T7">ligação. Apesar de ser especificado que os nomes dos módulos viriam antes das opções </text:span><text:span text:style-name="T6">-m</text:span><text:span text:style-name="T7"> e </text:span><text:span text:style-name="T6">-o</text:span><text:span text:style-name="T7">, a implementação permite que eles sejam informados em qualquer ordem. Abaixo um exemplo de chamada do editor de ligação:</text:span></text:p>
      <text:p text:style-name="P1"/>
      <text:p text:style-name="P2"><text:span text:style-name="T5">./ligador modulo1.o modulo2.o modulo3.o -m main.o -o output.maq</text:span></text:p>
      <text:p text:style-name="P1"/>
      <text:p text:style-name="P6">Testes</text:p>
      <text:p text:style-name="P1"/>
      <text:p text:style-name="P1"><text:tab/>Para testar o editor de ligação, foi feito um programa que simula uma calculadora. Ele possui vários módulos, e funciona da seguinte forma: ele lê três inteiros, A, B e C, e executa uma operação entre os números A e C, de acordo com o código B. Quando B é 1, a operação feita é A + C. Para B igual a 2, a operação é A – C. Para B igual a 3, a operação é A * C. Para B igual a 4 a operação é A / C, e para B igual a 5, a operação é A ^ B. Quando a operação de divisão é feita, é impresso o quociente e o resto da divisão.</text:p>
      <text:p text:style-name="P1"><text:tab/>Esse programa está dividido em 6 módulos, de forma que há um módulo para cada operação, e um módulo com o programa principal. Cada módulo é chamado através da instrução CALL, e os parâmetros (A e C) são passados para os procedimentos através da pilha de execução. Ao final da execução, o resultado de cada operação também é passado através da pilha. Esse comportamento permitiu que o módulo da multiplicação fosse usado em dois lugares: no programa principal, quando a operação é de multiplicação, e no módulo de potência, que necessita da mltiplicação para calcular o resultado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1-05-01T16:24:32</meta:creation-date>
    <dc:date>2011-07-03T21:43:00</dc:date>
    <dc:creator>Pedro Pires</dc:creator>
    <meta:editing-duration>PT04H47M04S</meta:editing-duration>
    <meta:editing-cycles>43</meta:editing-cycles>
    <meta:generator>OpenOffice.org/3.2$Linux OpenOffice.org_project/320m12$Build-9483</meta:generator>
    <meta:document-statistic meta:table-count="0" meta:image-count="0" meta:object-count="0" meta:page-count="2" meta:paragraph-count="17" meta:word-count="762" meta:character-count="4378"/>
  </office:meta>
</office:document-meta>
</file>